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Roboto" style:font-name-asian="Roboto1" style:font-name-complex="Roboto1"/>
    </style:style>
    <style:style style:name="P3" style:family="paragraph" style:parent-style-name="Standard">
      <style:paragraph-properties fo:margin-top="0in" fo:margin-bottom="0in" loext:contextual-spacing="false" fo:text-align="end" style:justify-single-word="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1">
      <style:paragraph-properties fo:margin-left="1in" fo:margin-right="0in" fo:text-indent="-0.25in" style:auto-text-indent="false"/>
    </style:style>
    <style:style style:name="P6" style:family="paragraph" style:parent-style-name="Heading_20_1">
      <style:paragraph-properties fo:margin-top="0in" fo:margin-bottom="0in" loext:contextual-spacing="false"/>
    </style:style>
    <style:style style:name="P7" style:family="paragraph" style:parent-style-name="Subtitle">
      <style:paragraph-properties fo:margin-top="0in" fo:margin-bottom="0in" loext:contextual-spacing="false"/>
    </style:style>
    <style:style style:name="P8" style:family="paragraph" style:parent-style-name="Title">
      <style:paragraph-properties fo:margin-top="0in" fo:margin-bottom="0in" loext:contextual-spacing="false"/>
    </style:style>
    <style:style style:name="P9" style:family="paragraph" style:parent-style-name="Title" style:master-page-name="Standard">
      <style:paragraph-properties fo:margin-top="0in" fo:margin-bottom="0in" loext:contextual-spacing="false" style:page-number="1"/>
    </style:style>
    <style:style style:name="T1" style:family="text">
      <style:text-properties style:font-name="Roboto" style:font-name-asian="Roboto1" style:font-name-complex="Roboto1"/>
    </style:style>
    <style:style style:name="T2" style:family="text">
      <style:text-properties style:font-name="Roboto" fo:font-style="italic" style:font-name-asian="Roboto1" style:font-style-asian="italic" style:font-name-complex="Roboto1"/>
    </style:style>
    <style:style style:name="T3" style:family="text">
      <style:text-properties style:font-name="Roboto" style:text-underline-style="none" style:font-name-asian="Roboto1" style:font-name-complex="Robot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7e1bai67ii3c"/><text:span text:style-name="T1">Requisitos del proyecto: </text:span></text:p>
      <text:p text:style-name="P8"><text:bookmark text:name="_y6pe534yp24i"/><text:span text:style-name="T1">Repositorio de videojuegos</text:span></text:p>
      <text:p text:style-name="P6"><text:bookmark text:name="_shk2el11b331"/><text:span text:style-name="T1">Introducción</text:span></text:p>
      <text:p text:style-name="P2"/>
      <text:p text:style-name="P2"/>
      <text:p text:style-name="P7"><text:bookmark text:name="_otzhpj7b228r"/><text:span text:style-name="T1">Caso de uso</text:span></text:p>
      <text:p text:style-name="P1"><text:span text:style-name="T1">Un usuario registrado en la aplicación web debe poder identificarse en el sistema. Una vez identificado, el usuario puede explorar los diferentes juegos existentes del catálogo. Estos juegos pueden ser filtrados por título, categoría y plataforma. El usuario podrá añadir a una lista personal los juegos que sigue, asignándoles un estado (</text:span><text:span text:style-name="T2">en espera, jugando </text:span><text:span text:style-name="T1">y </text:span><text:span text:style-name="T2">terminado</text:span><text:span text:style-name="T1">). El estado se puede editar, además de poder anotar el número de horas que ha necesitado para terminarlo. El usuario puede analizar cualquier juego del catálogo adjuntando una nota y un comentario. Los datos obtenidos son utilizados para crear una serie de estadísticas sobre los diferentes juegos.</text:span></text:p>
      <text:p text:style-name="P2"/>
      <text:p text:style-name="P1"><text:span text:style-name="T1">El administrador puede hacer lo mismo que un usuario normal. Además el administrador puede añadir, editar y eliminar juegos del catálogo, así como añadir y eliminar categorías y plataformas. El administrador también puede bloquear o desbloquear la cuenta a un usuario.</text:span></text:p>
      <text:p text:style-name="P2"/>
      <text:p text:style-name="P7"><text:bookmark text:name="_e5tmaonw6x5x"/><text:span text:style-name="T1">Requisitos funcionales</text:span></text:p>
      <text:list xml:id="list1583758037" text:style-name="WWNum1">
        <text:list-item>
          <text:p text:style-name="P4"><text:span text:style-name="T1">Control de acceso</text:span></text:p>
          <text:list>
            <text:list-item>
              <text:p text:style-name="P5"><text:span text:style-name="T1">La aplicación web debe permitir el acceso a los usuarios con sus credenciales: nombre de usuario y contraseña.</text:span></text:p>
            </text:list-item>
            <text:list-item>
              <text:p text:style-name="P5"><text:span text:style-name="T1">Existen dos tipos de usuario: administrador y usuario.</text:span></text:p>
            </text:list-item>
            <text:list-item>
              <text:p text:style-name="P5"><text:span text:style-name="T1">El administrador debe poder bloquear (y desbloquear) la cuenta a un usuario denegándole el acceso a la aplicación web.</text:span></text:p>
            </text:list-item>
          </text:list>
        </text:list-item>
        <text:list-item>
          <text:p text:style-name="P4"><text:span text:style-name="T1">Perfil de usuario</text:span></text:p>
          <text:list>
            <text:list-item>
              <text:p text:style-name="P5"><text:span text:style-name="T1">Cada usuario debe poder ver su propio perfil.</text:span></text:p>
            </text:list-item>
            <text:list-item>
              <text:p text:style-name="P5"><text:span text:style-name="T1">Cada usuario debe poder modificar su correo y contraseña.</text:span></text:p>
            </text:list-item>
          </text:list>
        </text:list-item>
        <text:list-item>
          <text:p text:style-name="P4"><text:span text:style-name="T1">Explorador de juegos</text:span></text:p>
          <text:list>
            <text:list-item>
              <text:p text:style-name="P5"><text:span text:style-name="T1">El administrador debe poder añadir, editar y eliminar juegos. Un juego se compone de: título, fecha de lanzamiento, descripción, carátula y una o más categorías y plataformas.</text:span></text:p>
            </text:list-item>
            <text:list-item>
              <text:p text:style-name="P5"><text:span text:style-name="T1">Cada usuario debe poder acceder al catálogo de juegos disponibles.</text:span></text:p>
            </text:list-item>
            <text:list-item>
              <text:p text:style-name="P5"><text:span text:style-name="T1">El catálogo de juegos se debe poder filtrar por título, categoría y plataforma.</text:span></text:p>
            </text:list-item>
            <text:list-item>
              <text:p text:style-name="P5"><text:span text:style-name="T1">El usuario puede añadir juegos del catálogo a su propio listado. Cada juego añadido tendrá un estado: </text:span><text:span text:style-name="T2">en espera</text:span><text:span text:style-name="T1">,</text:span><text:span text:style-name="T2"> jugando</text:span><text:span text:style-name="T1"> o </text:span><text:span text:style-name="T2">terminado</text:span><text:span text:style-name="T1">. Los juegos terminados deben llevar el número de horas utilizado para terminarlo. Una vez esté en el estado </text:span><text:span text:style-name="T2">terminado</text:span><text:span text:style-name="T1"> no se podrá modificar el estado.</text:span></text:p>
            </text:list-item>
            <text:list-item>
              <text:p text:style-name="P5"><text:span text:style-name="T1">Cada juego debe llevar asociado la media de horas necesarias para terminarlo.</text:span></text:p>
            </text:list-item>
          </text:list>
        </text:list-item>
        <text:list-item>
          <text:p text:style-name="P4"><text:span text:style-name="T1">Categorías</text:span></text:p>
          <text:list>
            <text:list-item>
              <text:p text:style-name="P5"><text:soft-page-break/><text:span text:style-name="T1">El administrador puede añadir y eliminar categorías. Cada categoría se compone su nombre.</text:span></text:p>
            </text:list-item>
          </text:list>
        </text:list-item>
        <text:list-item>
          <text:p text:style-name="P4"><text:span text:style-name="T1">Plataformas</text:span></text:p>
          <text:list>
            <text:list-item>
              <text:p text:style-name="P5"><text:span text:style-name="T1">El administrador puede añadir y eliminar plataformas. Cada plataforma se compone de: nombre, fecha de lanzamiento, descripción y foto.</text:span></text:p>
            </text:list-item>
          </text:list>
        </text:list-item>
        <text:list-item>
          <text:p text:style-name="P4"><text:span text:style-name="T1">Listado de juegos individual</text:span></text:p>
          <text:list>
            <text:list-item>
              <text:p text:style-name="P5"><text:span text:style-name="T1">Cada usuario debe poder acceder a su propio listado de juegos. </text:span></text:p>
            </text:list-item>
            <text:list-item>
              <text:p text:style-name="P5"><text:span text:style-name="T1">Cada usuario debe poder cambiar el estado de cada juego añadido: </text:span><text:span text:style-name="T2">en espera, jugando</text:span><text:span text:style-name="T1"> o</text:span><text:span text:style-name="T2"> terminado</text:span><text:span text:style-name="T1">. Los juegos terminados deben llevar el número de horas utilizado para terminarlo. Una vez terminado no se podrá modificar el estado.</text:span></text:p>
            </text:list-item>
            <text:list-item>
              <text:p text:style-name="P5"><text:span text:style-name="T1">Cada usuario debe poder eliminar juegos añadidos a su lista.</text:span></text:p>
            </text:list-item>
          </text:list>
        </text:list-item>
        <text:list-item>
          <text:p text:style-name="P4"><text:span text:style-name="T1">Análisis de juegos</text:span></text:p>
          <text:list>
            <text:list-item>
              <text:p text:style-name="P5"><text:span text:style-name="T1">Cada usuario debe poder añadir un único análisis por juego. Cada análisis se compone de una nota y un comentario.</text:span></text:p>
            </text:list-item>
            <text:list-item>
              <text:p text:style-name="P5"><text:span text:style-name="T1">Los análisis son visibles desde la ficha de cada juego para todos los usuarios.</text:span></text:p>
            </text:list-item>
            <text:list-item>
              <text:p text:style-name="P5"><text:span text:style-name="T1">Cada juego llevará asociado la nota media de sus análisis.</text:span></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font-name="Roboto" fo:font-family="Roboto"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T1" style:family="text">
      <style:text-properties style:font-name="Roboto" style:font-name-asian="Roboto1" style:font-name-complex="Roboto1"/>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Francisco Molina Sánchez</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507" meta:character-count="3151" meta:non-whitespace-character-count="2700"/>
    <meta:generator>LibreOfficeDev/6.0.5.2$Linux_X86_64 LibreOffice_project/</meta:generator>
  </office:meta>
</office:document-meta>
</file>